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05248" officeooo:paragraph-rsid="0016c85e" style:text-blinking="false" loext:padding="0in" loext:border="none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05248" officeooo:paragraph-rsid="001e74c3" style:text-blinking="false" loext:padding="0in" loext:border="none"/>
    </style:style>
    <style:style style:name="P3" style:family="paragraph" style:parent-style-name="Standard">
      <style:text-properties fo:font-variant="normal" fo:text-transform="none" fo:color="#e327ff" loext:opacity="100%" style:text-line-through-style="none" style:text-line-through-type="none" style:font-name="Roboto" fo:font-size="12pt" fo:letter-spacing="normal" fo:font-style="normal" style:text-underline-style="none" fo:font-weight="normal" officeooo:rsid="00105248" officeooo:paragraph-rsid="0016c85e" style:text-blinking="false" loext:padding="0in" loext:border="none"/>
    </style:style>
    <style:style style:name="P4" style:family="paragraph" style:parent-style-name="Standard">
      <style:text-properties fo:font-size="16pt" officeooo:paragraph-rsid="0018f76b" style:font-size-asian="16pt" style:font-size-complex="16pt"/>
    </style:style>
    <style:style style:name="P5" style:family="paragraph" style:parent-style-name="Standard">
      <style:text-properties fo:font-size="16pt" officeooo:rsid="001cb19a" officeooo:paragraph-rsid="001cb19a" style:font-size-asian="16pt" style:font-size-complex="16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2a94f5" officeooo:paragraph-rsid="001b43b2"/>
    </style:style>
    <style:style style:name="P7" style:family="paragraph" style:parent-style-name="Standard">
      <style:text-properties fo:font-variant="normal" fo:text-transform="none" fo:color="#e327ff" loext:opacity="100%" style:text-line-through-style="none" style:text-line-through-type="none" style:font-name="Roboto" fo:font-size="12pt" fo:letter-spacing="normal" fo:font-style="normal" style:text-underline-style="none" fo:font-weight="normal" officeooo:rsid="00105248" officeooo:paragraph-rsid="00247c06" style:text-blinking="false" loext:padding="0in" loext:border="none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05248" officeooo:paragraph-rsid="001a18df" style:text-blinking="false" loext:padding="0in" loext:border="none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bd8d9" officeooo:paragraph-rsid="001bd8d9" style:text-blinking="false" loext:padding="0in" loext:border="none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rsid="002889df" officeooo:paragraph-rsid="0018f76b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rsid="00234196" officeooo:paragraph-rsid="0018f76b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d8d9"/>
    </style:style>
    <style:style style:name="P13" style:family="paragraph" style:parent-style-name="Standard">
      <style:text-properties officeooo:rsid="0010d22a" officeooo:paragraph-rsid="0015c18b"/>
    </style:style>
    <style:style style:name="P14" style:family="paragraph" style:parent-style-name="Standard">
      <style:text-properties officeooo:rsid="00105248" officeooo:paragraph-rsid="0016c85e"/>
    </style:style>
    <style:style style:name="P15" style:family="paragraph" style:parent-style-name="Standard">
      <style:text-properties officeooo:rsid="0015c18b" officeooo:paragraph-rsid="0015c18b"/>
    </style:style>
    <style:style style:name="P16" style:family="paragraph" style:parent-style-name="Standard">
      <style:text-properties officeooo:paragraph-rsid="0015c18b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officeooo:rsid="002889df" officeooo:paragraph-rsid="00191202"/>
    </style:style>
    <style:style style:name="P18" style:family="paragraph" style:parent-style-name="Standard">
      <style:text-properties officeooo:rsid="00105248" officeooo:paragraph-rsid="0015c18b"/>
    </style:style>
    <style:style style:name="P19" style:family="paragraph" style:parent-style-name="Standard">
      <style:text-properties officeooo:rsid="0010d22a" officeooo:paragraph-rsid="0016c85e"/>
    </style:style>
    <style:style style:name="P20" style:family="paragraph" style:parent-style-name="Standard">
      <style:text-properties officeooo:rsid="00105248" officeooo:paragraph-rsid="00105248"/>
    </style:style>
    <style:style style:name="P21" style:family="paragraph" style:parent-style-name="Standard">
      <style:text-properties officeooo:paragraph-rsid="00105248"/>
    </style:style>
    <style:style style:name="P22" style:family="paragraph" style:parent-style-name="Standard">
      <style:text-properties officeooo:rsid="0010d22a" officeooo:paragraph-rsid="0010d22a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0d22a" officeooo:paragraph-rsid="0010d22a" style:text-blinking="false" loext:padding="0in" loext:border="none"/>
    </style:style>
    <style:style style:name="P24" style:family="paragraph" style:parent-style-name="Standard">
      <style:text-properties fo:font-variant="normal" fo:text-transform="none" fo:color="#cccccc" loext:opacity="100%" style:text-line-through-style="none" style:text-line-through-type="none" style:font-name="system-ui" fo:font-size="19.5pt" fo:letter-spacing="normal" fo:font-style="normal" style:text-underline-style="none" fo:font-weight="bold" officeooo:rsid="0010d22a" officeooo:paragraph-rsid="0010d22a" style:text-blinking="false" loext:padding="0in" loext:border="none"/>
    </style:style>
    <style:style style:name="P25" style:family="paragraph" style:parent-style-name="Standard">
      <style:text-properties fo:font-variant="normal" fo:text-transform="none" fo:color="#cccccc" loext:opacity="100%" style:text-line-through-style="none" style:text-line-through-type="none" style:font-name="system-ui" fo:font-size="19.5pt" fo:letter-spacing="normal" fo:font-style="normal" style:text-underline-style="none" fo:font-weight="bold" officeooo:rsid="00178508" officeooo:paragraph-rsid="00178508" style:text-blinking="false" loext:padding="0in" loext:border="none"/>
    </style:style>
    <style:style style:name="T1" style:family="text">
      <style:text-properties fo:color="#fc0000" loext:opacity="100%"/>
    </style:style>
    <style:style style:name="T2" style:family="text">
      <style:text-properties officeooo:rsid="001bd8d9"/>
    </style:style>
    <style:style style:name="T3" style:family="text">
      <style:text-properties fo:font-variant="normal" fo:text-transform="none" fo:color="#1f1f1f" loext:opacity="100%" fo:letter-spacing="normal"/>
    </style:style>
    <style:style style:name="T4" style:family="text">
      <style:text-properties fo:font-variant="normal" fo:text-transform="none" fo:color="#00008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6c85e" style:text-blinking="false" loext:padding="0in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05248" style:text-blinking="false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Kelson Brito, Founder &amp; CEO </text:p>
      <text:p text:style-name="P2">ECOMMDEV E-commerce Solutions</text:p>
      <text:p text:style-name="P3">ssh MrDev02@ssh.pythonanywhere.com </text:p>
      <text:p text:style-name="P1"/>
      <text:p text:style-name="P1"/>
      <text:p text:style-name="P4">python manage.py runserver <text:s text:c="153"/></text:p>
      <text:p text:style-name="P4"><text:s/>python manage.py createsuperuser <text:s text:c="153"/></text:p>
      <text:p text:style-name="P4">python manage.py shell</text:p>
      <text:p text:style-name="P4"/>
      <text:p text:style-name="P5">connect <text:s/><text:span text:style-name="T1">pythonanywhere</text:span></text:p>
      <text:p text:style-name="P4"># Upload the file <text:s text:c="97"/></text:p>
      <text:p text:style-name="P4"><text:s/><text:span text:style-name="T1">scp /home/mrdev02/Documents/ECOMM_DEV/portfolio_data.json MrDev02@ssh.pythonanywhere.com:~/ <text:s text:c="5"/></text:span><text:s text:c="18"/></text:p>
      <text:p text:style-name="P4"><text:s text:c="117"/></text:p>
      <text:p text:style-name="P4"><text:s text:c="2"/># Connect to PythonAnywhere <text:s text:c="87"/></text:p>
      <text:p text:style-name="P4"><text:s text:c="2"/><text:span text:style-name="T1">ssh MrDev02@ssh.pythonanywhere.com</text:span></text:p>
      <text:p text:style-name="P6"><text:a xlink:type="simple" xlink:href="http://www.pythonanywhere.com/" text:style-name="Internet_20_link" text:visited-style-name="Visited_20_Internet_20_Link"/></text:p>
      <text:p text:style-name="P7">ssh MrDev02@ssh.pythonanywhere.com</text:p>
      <text:p text:style-name="P6"><text:a xlink:type="simple" xlink:href="http://www.pythonanywhere.com/" text:style-name="Internet_20_link" text:visited-style-name="Visited_20_Internet_20_Link">www.pythonanywhere.com</text:a></text:p>
      <text:p text:style-name="P6">MrDev02</text:p>
      <text:p text:style-name="P1">BNwNs*vk17Qz%pRaHV6y <text:s text:c="206"/></text:p>
      <text:p text:style-name="P1"/>
      <text:p text:style-name="P1">SECRET_KEY <text:s/>│ gt0&amp;=n1_hvd*@kd&amp;0!q(2-t6qyq_pyiv1#ong6szd@dlze^akb <text:s text:c="212"/></text:p>
      <text:p text:style-name="P8">DB_PASSWORD │ bqIJBgFZEq8WRQ_qhRPjGZ6WSJjPAOiocXm4dzsv-G8</text:p>
      <text:p text:style-name="P8"><text:s/></text:p>
      <text:p text:style-name="P9">email</text:p>
      <text:p text:style-name="P10">ecommdev02@gmail.com</text:p>
      <text:p text:style-name="P11">z@UnScR$nzDWrhJ4e5gp</text:p>
      <text:p text:style-name="P12"><text:span text:style-name="T2">appkey: </text:span>xtif<text:span text:style-name="T3"> </text:span>yvej<text:span text:style-name="T3"> </text:span>epbx<text:span text:style-name="T3"> </text:span>tciu</text:p>
      <text:p text:style-name="P1"/>
      <text:p text:style-name="P1">------------------------------------------------------------</text:p>
      <text:p text:style-name="P13"><text:a xlink:type="simple" xlink:href="https://registro.br/painel/dominios/?dominio=ecommdev.com.br" text:style-name="Internet_20_link" text:visited-style-name="Visited_20_Internet_20_Link"><text:span text:style-name="T4">ECOMMDEV.COM.BR</text:span></text:a><text:span text:style-name="T5"> <text:s text:c="35"/></text:span><text:span text:style-name="T6">|</text:span></text:p>
      <text:p text:style-name="P14">----------------------------------------------------------</text:p>
      <text:p text:style-name="P15">SITE ADMIN</text:p>
      <text:p text:style-name="P16">kbrito_dev</text:p>
      <text:p text:style-name="P17">ecommdev02@gmail.com</text:p>
      <text:p text:style-name="P18">pEuv8M@&amp;#L7%3AARTg&amp;L</text:p>
      <text:p text:style-name="P1">------------------------------------------------------------</text:p>
      <text:p text:style-name="P19"><text:span text:style-name="T6">DATABASE</text:span><text:span text:style-name="T5"> <text:s text:c="53"/></text:span><text:span text:style-name="T6">|</text:span></text:p>
      <text:p text:style-name="P14"><text:soft-page-break/><text:span text:style-name="T5">----------------------------------------------------------</text:span><text:span text:style-name="T6">--</text:span></text:p>
      <text:p text:style-name="P20">PostgreSQL</text:p>
      <text:p text:style-name="P21">DB_NAME=ecommdev_db</text:p>
      <text:p text:style-name="P21">DB_USER=kbrito_dev_user</text:p>
      <text:p text:style-name="P21">DB_PASSWORD=69js2rzR;</text:p>
      <text:p text:style-name="P21">DB_HOST=localhost</text:p>
      <text:p text:style-name="P21">DB_PORT=5432</text:p>
      <text:p text:style-name="P1">------------------------------------------------------------</text:p>
      <text:p text:style-name="P19"><text:a xlink:type="simple" xlink:href="https://registro.br/" text:style-name="Internet_20_link" text:visited-style-name="Visited_20_Internet_20_Link"><text:span text:style-name="T7">https://registro.br/</text:span></text:a><text:span text:style-name="T5"> <text:s text:c="38"/></text:span><text:span text:style-name="T6">|</text:span></text:p>
      <text:p text:style-name="P14">----------------------------------------------------------</text:p>
      <text:p text:style-name="P13"><text:a xlink:type="simple" xlink:href="https://registro.br/painel/dominios/?dominio=ecommdev.com.br" text:style-name="Internet_20_link" text:visited-style-name="Visited_20_Internet_20_Link"><text:span text:style-name="T5">ECOMMDEV.COM.BR</text:span></text:a></text:p>
      <text:p text:style-name="P20"><text:a xlink:type="simple" xlink:href="https://registro.br/" text:style-name="Internet_20_link" text:visited-style-name="Visited_20_Internet_20_Link">https://registro.br/</text:a></text:p>
      <text:p text:style-name="P22">user</text:p>
      <text:p text:style-name="P22">KBOSI6</text:p>
      <text:p text:style-name="P22">mXYtv4U&amp;3xXG7Y7UKbuz</text:p>
      <text:p text:style-name="P1">------------------------------------------------------------</text:p>
      <text:p text:style-name="P23"/>
      <text:p text:style-name="P24">Markdown Preview Mermaid Support</text:p>
      <text:p text:style-name="P25">exten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09:03:21.334209928</meta:creation-date>
    <dc:date>2026-01-21T22:45:55.195424088</dc:date>
    <meta:editing-duration>PT6H14M14S</meta:editing-duration>
    <meta:editing-cycles>18</meta:editing-cycles>
    <meta:generator>LibreOffice/25.8.4.2$Linux_X86_64 LibreOffice_project/580$Build-2</meta:generator>
    <meta:document-statistic meta:table-count="0" meta:image-count="0" meta:object-count="0" meta:page-count="2" meta:paragraph-count="50" meta:word-count="87" meta:character-count="2561" meta:non-whitespace-character-count="1330"/>
  </office:meta>
</office:document-meta>
</file>